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33110D4A3F1D64CED85.jpg" manifest:media-type="image/jpeg"/>
  <manifest:file-entry manifest:full-path="Pictures/1000000000000392000003052D791ED6FAFBA138.jpg" manifest:media-type="image/jpeg"/>
  <manifest:file-entry manifest:full-path="Pictures/100000000000047F0000030D989D7970DF77D88C.jpg" manifest:media-type="image/jpeg"/>
  <manifest:file-entry manifest:full-path="Pictures/10000000000003F9000001E13C5634ED30022466.jpg" manifest:media-type="image/jpeg"/>
  <manifest:file-entry manifest:full-path="Pictures/100000000000046100000335F436C8106763BF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766cm" svg:y="0.245cm" svg:width="38.035cm" svg:height="27.081cm" draw:z-index="0"><draw:image xlink:href="Pictures/10000000000004570000033110D4A3F1D64CED85.jpg" xlink:type="simple" xlink:show="embed" xlink:actuate="onLoad" loext:mime-type="image/jpeg"/></draw:frame></text:p>
      <text:p text:style-name="Standard"><draw:frame draw:style-name="fr2" draw:name="Figura2" text:anchor-type="paragraph" svg:x="0.404cm" svg:y="1cm" svg:width="36.744cm" svg:height="24.933cm" draw:z-index="1"><draw:image xlink:href="Pictures/100000000000047F0000030D989D7970DF77D88C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3" text:anchor-type="paragraph" svg:width="26.908cm" svg:height="12.726cm" draw:z-index="2"><draw:image xlink:href="Pictures/10000000000003F9000001E13C5634ED3002246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Figura4" text:anchor-type="paragraph" svg:x="4.21cm" svg:y="0.333cm" svg:width="29.66cm" svg:height="21.722cm" draw:z-index="3"><draw:image xlink:href="Pictures/100000000000046100000335F436C8106763BFD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x="6.907cm" svg:y="0.148cm" svg:width="24.183cm" svg:height="20.452cm" draw:z-index="4"><draw:image xlink:href="Pictures/1000000000000392000003052D791ED6FAFBA13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691cm" fo:margin-bottom="1.2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58:16.222000000</meta:creation-date>
    <dc:date>2019-01-11T08:54:13.502000000</dc:date>
    <meta:editing-duration>PT1H1M27S</meta:editing-duration>
    <meta:editing-cycles>8</meta:editing-cycles>
    <meta:generator>LibreOffice/5.4.2.2$Windows_X86_64 LibreOffice_project/22b09f6418e8c2d508a9eaf86b2399209b0990f4</meta:generator>
    <meta:print-date>2019-01-03T09:01:24.392000000</meta:print-date>
    <meta:document-statistic meta:table-count="0" meta:image-count="5" meta:object-count="0" meta:page-count="5" meta:paragraph-count="0" meta:word-count="0" meta:character-count="0" meta:non-whitespace-character-count="0"/>
  </office:meta>
</office:document-meta>
</file>